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c207e" officeooo:paragraph-rsid="001c207e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style="italic" fo:font-weight="bold" officeooo:rsid="001c207e" officeooo:paragraph-rsid="001c207e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c207e" officeooo:paragraph-rsid="001c207e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1dd4ee" officeooo:paragraph-rsid="001dd4ee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20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th Is the Victory</text:p>
      <text:p text:style-name="P6"/>
      <text:p text:style-name="P4">Encamped along the hills of light,</text:p>
      <text:p text:style-name="P4">Ye Christian soldiers rise,</text:p>
      <text:p text:style-name="P4">And press the battle err the night</text:p>
      <text:p text:style-name="P4">Shall veil the glowing skies.</text:p>
      <text:p text:style-name="P4">Against the foe in vales below,</text:p>
      <text:p text:style-name="P4">Let all our strength be hurled;</text:p>
      <text:p text:style-name="P4">Faith is the victory we know,</text:p>
      <text:p text:style-name="P4">that overcomes the world.</text:p>
      <text:p text:style-name="P3"/>
      <text:p text:style-name="P4">His banner over us is love,</text:p>
      <text:p text:style-name="P4">Our sword, the Word of God.</text:p>
      <text:p text:style-name="P4">We tread the road the saints above</text:p>
      <text:p text:style-name="P4">With shouts of triumph trod.</text:p>
      <text:p text:style-name="P4">By faith, they like a whirlwind’s breathed</text:p>
      <text:p text:style-name="P4">Swept on o’er every field;</text:p>
      <text:p text:style-name="P4">The faith by which they conquer’d death</text:p>
      <text:p text:style-name="P4">Is still our shining shield.</text:p>
      <text:p text:style-name="P4"/>
      <text:p text:style-name="P4">On every hand the foe we find</text:p>
      <text:p text:style-name="P4">Drawn up in dread array;</text:p>
      <text:p text:style-name="P4">Let tents of ease be left behind,</text:p>
      <text:p text:style-name="P4">And onward to the fray.</text:p>
      <text:p text:style-name="P4">Salvation’s helmet on each head,</text:p>
      <text:p text:style-name="P4">With truth all girt about,</text:p>
      <text:p text:style-name="P4">The earth shall tremble ‘neath our tread,</text:p>
      <text:p text:style-name="P4">And echo with our shout.</text:p>
      <text:p text:style-name="P4"/>
      <text:p text:style-name="P4">To him that overcomes the foe,</text:p>
      <text:p text:style-name="P4">White raiment shall be given;</text:p>
      <text:p text:style-name="P4">Before the angels He shall know</text:p>
      <text:p text:style-name="P4">His name confessed in heaven.</text:p>
      <text:p text:style-name="P4">Then onward from the hills of light,</text:p>
      <text:p text:style-name="P4">Our hearts with love aflame;</text:p>
      <text:p text:style-name="P4">We’ll vanquish all the hosts of night,</text:p>
      <text:p text:style-name="P4">In Jesus’ conqu’ring name.</text:p>
      <text:p text:style-name="P5"><text:soft-page-break/>Refrain</text:p>
      <text:p text:style-name="P5"/>
      <text:p text:style-name="P2">Faith is the victory! Faith is the victory!</text:p>
      <text:p text:style-name="P2">O glorious victory, that overcomes the world.</text:p>
      <text:p text:style-name="P3"/>
      <text:p text:style-name="P3"/>
      <text:p text:style-name="P3">Composer: <text:span text:style-name="T1">Ira D. Sankey</text:span></text:p>
      <text:p text:style-name="P3">Lyricist: <text:span text:style-name="T1">John H. Yat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2:07:22.830000000</meta:creation-date>
    <meta:editing-duration>PT45S</meta:editing-duration>
    <meta:editing-cycles>2</meta:editing-cycles>
    <meta:generator>LibreOffice/6.3.3.2$Windows_X86_64 LibreOffice_project/a64200df03143b798afd1ec74a12ab50359878ed</meta:generator>
    <dc:title>Tuba Hymn Lyrics</dc:title>
    <dc:date>2020-04-24T12:20:38.772000000</dc:date>
    <meta:document-statistic meta:table-count="0" meta:image-count="0" meta:object-count="0" meta:page-count="2" meta:paragraph-count="38" meta:word-count="211" meta:character-count="1131" meta:non-whitespace-character-count="958"/>
    <meta:template xlink:type="simple" xlink:actuate="onRequest" xlink:title="Tuba Hymn Lyrics" xlink:href="../../../../../AppData/Roaming/LibreOffice/4/user/template/Tuba%20Hymn%20Lyrics.ott" meta:date="2020-04-24T12:07:22.607000000"/>
  </office:meta>
</office:document-meta>
</file>